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6d973" officeooo:paragraph-rsid="0016d973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16d973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fo:font-weight="normal" officeooo:paragraph-rsid="0016d973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zxx" fo:country="none" fo:font-weight="bold" officeooo:rsid="0016d973" officeooo:paragraph-rsid="0016d97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6d973" officeooo:paragraph-rsid="0016d973" style:language-asian="zxx" style:country-asian="none" style:language-complex="zxx" style:country-complex="none"/>
    </style:style>
    <style:style style:name="P6" style:family="paragraph" style:parent-style-name="Standard">
      <style:text-properties fo:language="ru" fo:country="RU" fo:font-weight="normal" officeooo:rsid="0016d973" officeooo:paragraph-rsid="0016d973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16d973"/>
    </style:style>
    <style:style style:name="T2" style:family="text">
      <style:text-properties fo:language="ru" fo:country="RU" fo:font-style="normal" officeooo:rsid="0016d973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d973" style:font-style-asian="italic" style:font-style-complex="italic"/>
    </style:style>
    <style:style style:name="T5" style:family="text">
      <style:text-properties fo:font-style="italic" fo:font-weight="bold" officeooo:rsid="0016d973" style:font-style-asian="italic" style:font-weight-asian="bold" style:font-style-complex="italic" style:font-weight-complex="bold"/>
    </style:style>
    <style:style style:name="T6" style:family="text">
      <style:text-properties fo:language="zxx" fo:country="none" officeooo:rsid="0016d973" style:language-asian="zxx" style:country-asian="none" style:language-complex="zxx" style:country-complex="none"/>
    </style:style>
    <style:style style:name="T7" style:family="text">
      <style:text-properties fo:language="zxx" fo:country="none" fo:font-style="italic" officeooo:rsid="0016d973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fo:language="zxx" fo:country="none" fo:font-style="italic" fo:font-weight="bold" officeooo:rsid="0016d97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Графы</text:p>
      <text:p text:style-name="P1">G = (V,E), где V – вершины, а E – ребра</text:p>
      <text:p text:style-name="P1"/>
      <text:p text:style-name="P2"><text:span text:style-name="T1">Если подмножество {v1,v2} соответствует ребру е, то ребро е </text:span><text:span text:style-name="T5">инцидентно</text:span><text:span text:style-name="T1"> вершинам v1 и v2, а вершины v1 и v2 </text:span><text:span text:style-name="T5">смежны</text:span><text:span text:style-name="T4">. </text:span><text:span text:style-name="T9">Два ребра, инцидентные одной вершине, называются </text:span><text:span text:style-name="T10">смежными</text:span><text:span text:style-name="T9">. Таким образом, </text:span><text:span text:style-name="T10">смежность</text:span><text:span text:style-name="T9"> </text:span><text:span text:style-name="T10">есть отношение между однородными элементами графа</text:span><text:span text:style-name="T9">, а </text:span><text:span text:style-name="T10">инцидентность — отношение между разнородными</text:span><text:span text:style-name="T9"> </text:span><text:span text:style-name="T10">элементами графа</text:span><text:span text:style-name="T9">. </text:span></text:p>
      <text:p text:style-name="P2"><text:span text:style-name="T9"/></text:p>
      <text:p text:style-name="P2"><text:span text:style-name="T9">Множество вершин, смежных с вершиной v, называется </text:span><text:span text:style-name="T10">множеством смежности</text:span><text:span text:style-name="T9"> вершины v и обозначается Г(v). </text:span></text:p>
      <text:p text:style-name="P2"><text:span text:style-name="T9"/></text:p>
      <text:p text:style-name="P2"><text:span text:style-name="T9">Количество ребер, инцидентных вершине v, называется степенью вершины v и обозначается d(v).</text:span></text:p>
      <text:p text:style-name="P2"><text:span text:style-name="T9"/></text:p>
      <text:p text:style-name="P2"><text:span text:style-name="T9">Длина кратчайшего маршрута, соединяющего вершины v1 и v2 называется расстоянием между вершинами v1 и v2 , обозначается через d(v1,v2). Для любой вершины v величина e(v) max d(v, y) называется </text:span><text:span text:style-name="T10">эксцентриситетом</text:span><text:span text:style-name="T9"> вершины v. </text:span></text:p>
      <text:p text:style-name="P2"><text:span text:style-name="T9"/></text:p>
      <text:p text:style-name="P2"><text:span text:style-name="T9">Максимальный из всех эксцентриситетов вершин называется </text:span><text:span text:style-name="T10">диаметром</text:span><text:span text:style-name="T9"> графа и обозначается d(G). </text:span></text:p>
      <text:p text:style-name="P2"><text:span text:style-name="T9"/></text:p>
      <text:p text:style-name="P2"><text:span text:style-name="T9">Минимальный из всех эксцентриситетов вершин называется </text:span><text:span text:style-name="T10">радиусом</text:span><text:span text:style-name="T9"> графа и обозначается r(G). </text:span></text:p>
      <text:p text:style-name="P2"><text:span text:style-name="T9"/></text:p>
      <text:p text:style-name="P2"><text:span text:style-name="T9">Вершина v называется </text:span><text:span text:style-name="T10">периферийной</text:span><text:span text:style-name="T9">, если ее эксцентриситет равен диаметру графа, т.е. e(v) = d(G). </text:span></text:p>
      <text:p text:style-name="P2"><text:span text:style-name="T9"/></text:p>
      <text:p text:style-name="P2"><text:span text:style-name="T2">П</text:span><text:span text:style-name="T9">ростая цепь, в которой расстояние между концевыми вершинами равно диаметру графа, называется </text:span><text:span text:style-name="T10">диаметральной цепью</text:span><text:span text:style-name="T9">. </text:span></text:p>
      <text:p text:style-name="P2"><text:span text:style-name="T9"/></text:p>
      <text:p text:style-name="P2"><text:span text:style-name="T2">В</text:span><text:span text:style-name="T9">ершина v называется </text:span><text:span text:style-name="T10">центральной</text:span><text:span text:style-name="T9">, если ее эксцентриситет равен радиусу графа, т.е. e(v) = r(G). Множество всех центральных вершин графа называется его центром. </text:span></text:p>
      <text:p text:style-name="P2"><text:span text:style-name="T9"/></text:p>
      <text:p text:style-name="P2"><text:span text:style-name="T10">Маршрутом</text:span><text:span text:style-name="T9"> в графе называется чередующаяся последовательность вершин и ребер, начинающаяся и кончающаяся вершиной, в которой любые два соседних элемента инцидентны, причем однородные элементы (вершины, ребра) через один смежны или совпадают. </text:span></text:p>
      <text:p text:style-name="P2"><text:span text:style-name="T9"/></text:p>
      <text:p text:style-name="P2"><text:span text:style-name="T9">Маршрут, в котором все ребра различны, называется </text:span><text:span text:style-name="T10">цепью</text:span><text:span text:style-name="T9">. Цепь, так же как и маршрут, может быть задана последовательностью вершин. </text:span></text:p>
      <text:p text:style-name="P2"><text:span text:style-name="T9"/></text:p>
      <text:p text:style-name="P2"><text:span text:style-name="T9">Маршрут, в котором все вершины (а значит, и ребра) различны, называется простой цепью. </text:span></text:p>
      <text:p text:style-name="P2"><text:span text:style-name="T9"/></text:p>
      <text:p text:style-name="P2"><text:span text:style-name="T9"/></text:p>
      <text:p text:style-name="P5"><text:span text:style-name="T9">Циклы:</text:span></text:p>
      <text:p text:style-name="P2"><text:span text:style-name="T9"/></text:p>
      <text:p text:style-name="P3"><text:span text:style-name="T10">Циклом</text:span><text:span text:style-name="T9"> в графе называется цепь, в которой начальная и конечная вершины совпадают (замкнутая цепь). </text:span><text:span text:style-name="T10">Простая замкнутая цепь</text:span><text:span text:style-name="T9"> называется простым циклом. В простом цикле ни какая вершина, за исключением начальной, </text:span><text:span text:style-name="T3">не встречается более одного раза</text:span><text:span text:style-name="T9">. Простой цикл не содержит внутри себя других циклов. </text:span></text:p>
      <text:p text:style-name="P3"><text:span text:style-name="T9"/></text:p>
      <text:p text:style-name="P3"><text:span text:style-name="T9">Граф, содержащий в себе хотя бы один цикл, называется </text:span><text:span text:style-name="T10">циклическим</text:span><text:span text:style-name="T9">, в противном случае </text:span><text:soft-page-break/><text:span text:style-name="T9">— </text:span><text:span text:style-name="T10">ациклическим</text:span><text:span text:style-name="T9">. </text:span></text:p>
      <text:p text:style-name="P3"><text:span text:style-name="T9"/></text:p>
      <text:p text:style-name="P3"><text:span text:style-name="T9">Если граф имеет простой цикл, содержащий все вершины графа (по одному разу), то такой цикл называется </text:span><text:span text:style-name="T10">гамильтоновым</text:span><text:span text:style-name="T9"> циклом, а граф — гамильтоновым графом. </text:span></text:p>
      <text:p text:style-name="P3"><text:span text:style-name="T9"/></text:p>
      <text:p text:style-name="P3"><text:span text:style-name="T9">Если граф имеет цикл (не обязательно простой), содержащий все ребра графа по одному разу, то такой цикл называется </text:span><text:span text:style-name="T10">эйлеровым</text:span><text:span text:style-name="T9"> циклом, а граф — </text:span><text:span text:style-name="T10">эйлеровым</text:span><text:span text:style-name="T9"> графом. </text:span></text:p>
      <text:p text:style-name="P3"><text:span text:style-name="T9"/></text:p>
      <text:p text:style-name="P3"><text:span text:style-name="T10">Мостом</text:span><text:span text:style-name="T9"> называется ребро, удаление которого увеличивает число связных компонент графа. </text:span></text:p>
      <text:p text:style-name="P3"><text:span text:style-name="T9"/></text:p>
      <text:p text:style-name="P3"><text:span text:style-name="T9">Множество ребер, исключение которых увеличивает число связных компонент графа, называется </text:span><text:span text:style-name="T10">разрезом</text:span><text:span text:style-name="T9">. </text:span></text:p>
      <text:p text:style-name="P3"><text:span text:style-name="T10">Реберной связностью</text:span><text:span text:style-name="T9"> связного графа называется наименьшее число ребер, удаление которых приводит к несвязному графу. </text:span></text:p>
      <text:p text:style-name="P3"><text:span text:style-name="T9"/></text:p>
      <text:p text:style-name="P3"><text:span text:style-name="T9">Вершина графа называется </text:span><text:span text:style-name="T10">точкой сочленения</text:span><text:span text:style-name="T9">, если ее удаление увеличивает число связных компонент. Концевые вершины мостов являются точками сочленения, но точка сочленения может не являться концевой вершиной моста. Граф без точек сочленения называется </text:span><text:span text:style-name="T10">двусвязным</text:span><text:span text:style-name="T9">. </text:span></text:p>
      <text:p text:style-name="P3"><text:span text:style-name="T9"/></text:p>
      <text:p text:style-name="P3"><text:span text:style-name="T10">Вершинной связностью</text:span><text:span text:style-name="T9"> связного графа называется наименьшее число вершин, удаление которых приводит к несвязному графу. </text:span></text:p>
      <text:p text:style-name="P3"><text:span text:style-name="T9"/></text:p>
      <text:p text:style-name="P3"><text:span text:style-name="T9"/></text:p>
      <text:p text:style-name="P6"><text:span text:style-name="T9">Деревья</text:span></text:p>
      <text:p text:style-name="P6"><text:span text:style-name="T9"/></text:p>
      <text:p text:style-name="P6"><text:span text:style-name="T9">Связный ациклический граф называется деревом. Несвязный ациклический граф называется лесом. Лес представляет собой множество деревьев. </text:span></text:p>
      <text:p text:style-name="P6"><text:span text:style-name="T9"/></text:p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0T21:24:55.594000000</dc:date>
    <meta:editing-duration>PT2H21M2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6" meta:word-count="446" meta:character-count="3332" meta:non-whitespace-character-count="2885"/>
  </office:meta>
</office:document-meta>
</file>